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anggota_perperpanjangan] [detail.periode2]</text:p>
          </table:table-cell>
          <table:covered-table-cell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rpanjangan]</text:p>
          </table:table-cell>
          <table:table-cell table:style-name="ce9" office:value-type="string" calcext:value-type="string">
            <text:p>[detail.Berdasarkan]</text:p>
          </table:table-cell>
          <table:table-cell table:style-name="ce9" office:value-type="string" calcext:value-type="string">
            <text:p>[detail2.jumlah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10" office:value-type="string" calcext:value-type="string">
            <text:p>[a.subjek]</text:p>
          </table:table-cell>
          <table:table-cell table:style-name="ce10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1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4:08:50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7:24:49.609000000</dc:date>
    <meta:editing-duration>PT5H32M19S</meta:editing-duration>
    <meta:editing-cycles>24</meta:editing-cycles>
    <meta:document-statistic meta:table-count="1" meta:cell-count="13" meta:object-count="0"/>
  </office:meta>
</office:document-meta>
</file>